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00000001009D231BB27266803C.png" manifest:media-type="image/png"/>
  <manifest:file-entry manifest:full-path="Pictures/10000001000000700000009A71996962089AAB98.png" manifest:media-type="image/png"/>
  <manifest:file-entry manifest:full-path="Pictures/2000007000000B9E00000FF0BF3E181ADFB228ED.svm" manifest:media-type="image/x-svm"/>
  <manifest:file-entry manifest:full-path="Pictures/2000006700000A0F00000E4CBE8CB390277724A3.svm" manifest:media-type="image/x-svm"/>
  <manifest:file-entry manifest:full-path="Pictures/10000001000000610000008ABA10EF84B9CE99E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adornments="Normalny" style:font-family-generic="roman" style:font-pitch="variable"/>
    <style:font-face style:name="Arial1" svg:font-family="Arial" style:font-family-generic="roman" style:font-pitch="variable"/>
    <style:font-face style:name="Arial2" svg:font-family="Arial" style:font-adornments="Normalny"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Normalny"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graphic-properties svg:stroke-width="0.03cm" svg:stroke-color="#000000" draw:marker-start-width="0.245cm" draw:marker-end-width="0.245cm" draw:fill="solid" draw:fill-color="#eeeeee" draw:textarea-horizontal-align="left" draw:textarea-vertical-align="top" draw:auto-grow-height="false" fo:min-height="9.22cm" fo:min-width="6.77cm" fo:padding-top="0.14cm" fo:padding-bottom="0.14cm" fo:padding-left="0.265cm" fo:padding-right="0.265cm"/>
      <style:paragraph-properties style:writing-mode="lr-tb"/>
    </style:style>
    <style:style style:name="gr2" style:family="graphic" style:parent-style-name="standard">
      <style:graphic-properties svg:stroke-width="0.03cm" svg:stroke-color="#000000" draw:marker-start-width="0.245cm" draw:marker-end-width="0.245cm" draw:fill="solid" draw:fill-color="#ffffff" draw:textarea-horizontal-align="left" draw:textarea-vertical-align="top" draw:auto-grow-height="false" fo:min-height="4.72cm" fo:min-width="4.37cm" fo:padding-top="0.14cm" fo:padding-bottom="0.14cm" fo:padding-left="0.265cm" fo:padding-right="0.265cm"/>
      <style:paragraph-properties style:writing-mode="lr-tb"/>
    </style:style>
    <style:style style:name="gr3" style:family="graphic" style:parent-style-name="standard">
      <style:graphic-properties svg:stroke-width="0.03cm" svg:stroke-color="#000000" draw:marker-start-width="0.245cm" draw:marker-end-width="0.245cm" draw:fill="solid" draw:fill-color="#ffef7a" draw:textarea-horizontal-align="justify" draw:textarea-vertical-align="middle" draw:auto-grow-height="false" fo:min-height="2.72cm" fo:min-width="2.62cm" fo:padding-top="0.14cm" fo:padding-bottom="0.14cm" fo:padding-left="0.265cm" fo:padding-right="0.265cm"/>
      <style:paragraph-properties style:writing-mode="lr-tb"/>
    </style:style>
    <style:style style:name="gr4" style:family="graphic" style:parent-style-name="standard">
      <style:graphic-properties svg:stroke-width="0.03cm" svg:stroke-color="#000000" draw:marker-start-width="0.245cm" draw:marker-end-width="0.245cm" draw:fill="solid" draw:fill-color="#ffffff" draw:textarea-horizontal-align="justify" draw:textarea-vertical-align="middle" draw:auto-grow-height="false" fo:min-height="0.748cm" fo:min-width="0.749cm" fo:padding-top="0.14cm" fo:padding-bottom="0.14cm" fo:padding-left="0.265cm" fo:padding-right="0.265cm"/>
    </style:style>
    <style:style style:name="gr5" style:family="graphic" style:parent-style-name="standard">
      <style:graphic-properties draw:stroke="none" svg:stroke-color="#000000" draw:fill="none" draw:fill-color="#ffffff" fo:min-height="0.572cm"/>
      <style:paragraph-properties style:writing-mode="lr-tb"/>
    </style:style>
    <style:style style:name="gr6" style:family="graphic" style:parent-style-name="objectwithoutfill">
      <style:graphic-properties svg:stroke-width="0.03cm" svg:stroke-color="#000000" draw:marker-start-width="0.245cm" draw:marker-end="Groty_20_strzałek_20_1" draw:marker-end-width="0.27cm" draw:fill="none" draw:textarea-vertical-align="middle" fo:padding-top="0.14cm" fo:padding-bottom="0.14cm" fo:padding-left="0.265cm" fo:padding-right="0.265cm"/>
    </style:style>
    <style:style style:name="gr7" style:family="graphic" style:parent-style-name="Obiekt_20_bez_20_wypełnienia_20_i_20_bez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1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Obiekt_20_bez_20_wypełnienia_20_i_20_bez_20_linii"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58" style:family="graphic" style:parent-style-name="standard">
      <style:graphic-properties draw:stroke="none" svg:stroke-color="#000000" draw:fill="none" draw:fill-color="#ffffff" fo:min-height="0.55cm"/>
      <style:paragraph-properties style:writing-mode="lr-tb"/>
    </style:style>
    <style:style style:name="gr5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graphic-properties draw:stroke="none" svg:stroke-color="#000000" draw:fill="none" draw:fill-color="#ffffff" fo:min-height="0.395cm"/>
      <style:paragraph-properties style:writing-mode="lr-tb"/>
    </style:style>
    <style:style style:name="gr70" style:family="graphic" style:parent-style-name="standard">
      <style:graphic-properties svg:stroke-color="#ffffff" draw:fill="none" draw:textarea-horizontal-align="justify" draw:textarea-vertical-align="middle" draw:auto-grow-height="false" fo:min-height="11.55cm" fo:min-width="27.5cm"/>
    </style:style>
    <style:style style:name="gr71" style:family="graphic" style:parent-style-name="standard">
      <style:graphic-properties svg:stroke-width="0.03cm" svg:stroke-color="#000000" draw:marker-start-width="0.245cm" draw:marker-end-width="0.245cm" draw:fill="solid" draw:fill-color="#ffffff" draw:textarea-horizontal-align="justify" draw:textarea-vertical-align="middle" draw:auto-grow-height="false" fo:min-height="1.372cm" fo:min-width="1.656cm" fo:padding-top="0.14cm" fo:padding-bottom="0.14cm" fo:padding-left="0.265cm" fo:padding-right="0.265cm" fo:wrap-option="wrap"/>
      <style:paragraph-properties style:writing-mode="lr-tb"/>
    </style:style>
    <style:style style:name="gr7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7f7f7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7f7f7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Obiekt_20_bez_20_wypełnienia_20_i_20_bez_20_linii"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P1" style:family="paragraph">
      <style:paragraph-properties fo:text-align="center" style:writing-mode="lr-tb"/>
      <style:text-properties fo:font-size="10pt" style:font-size-asian="10pt" style:font-size-complex="10pt"/>
    </style:style>
    <style:style style:name="P2" style:family="paragraph">
      <loext:graphic-properties draw:fill="solid" draw:fill-color="#eeeeee"/>
      <style:paragraph-properties fo:text-align="center" style:writing-mode="lr-tb"/>
      <style:text-properties fo:font-size="10pt" style:font-size-asian="10pt" style:font-size-complex="10pt"/>
    </style:style>
    <style:style style:name="P3" style:family="paragraph">
      <loext:graphic-properties draw:fill="solid" draw:fill-color="#ffffff"/>
      <style:paragraph-properties fo:text-align="center" style:writing-mode="lr-tb"/>
      <style:text-properties fo:font-size="10pt" style:font-size-asian="10pt" style:font-size-complex="10pt"/>
    </style:style>
    <style:style style:name="P4" style:family="paragraph">
      <loext:graphic-properties draw:fill="solid" draw:fill-color="#ffef7a"/>
      <style:paragraph-properties fo:text-align="center" style:writing-mode="lr-tb"/>
      <style:text-properties fo:font-size="10pt" style:font-size-asian="10pt" style:font-size-complex="10pt"/>
    </style:style>
    <style:style style:name="P5" style:family="paragraph">
      <loext:graphic-properties draw:fill="solid" draw:fill-color="#ffffff"/>
      <style:paragraph-properties fo:text-align="center"/>
    </style:style>
    <style:style style:name="P6" style:family="paragraph">
      <style:paragraph-properties fo:text-align="center"/>
    </style:style>
    <style:style style:name="P7" style:family="paragraph">
      <loext:graphic-properties draw:fill="none" draw:fill-color="#ffffff"/>
      <style:paragraph-properties fo:text-align="center" style:writing-mode="lr-tb"/>
    </style:style>
    <style:style style:name="P8" style:family="paragraph">
      <loext:graphic-properties draw:fill="none"/>
      <style:paragraph-properties fo:text-align="center"/>
    </style:style>
    <style:style style:name="P9"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2"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style:paragraph-properties fo:text-align="center" style:writing-mode="lr-tb"/>
    </style:style>
    <style:style style:name="P22" style:family="paragraph">
      <loext:graphic-properties draw:fill="solid" draw:fill-color="#ffffff"/>
      <style:paragraph-properties fo:text-align="center" style:writing-mode="lr-tb"/>
    </style:style>
    <style:style style:name="P23"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gradient" draw:fill-color="#7f7f7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y">
        <draw:custom-shape draw:style-name="gr1" draw:text-style-name="P2" draw:layer="layout" svg:width="7.3cm" svg:height="9.5cm" svg:x="11.4cm" svg:y="3.05cm">
          <text:p text:style-name="P1"><text:span text:style-name="T1">Cloud</text:span></text:p>
          <draw:enhanced-geometry svg:viewBox="0 0 21600 21600" draw:type="rectangle" draw:enhanced-path="M 0 0 L 21600 0 21600 21600 0 21600 0 0 Z N"/>
        </draw:custom-shape>
        <draw:custom-shape draw:style-name="gr2" draw:text-style-name="P3" draw:layer="layout" svg:width="4.9cm" svg:height="5cm" svg:x="12.6cm" svg:y="4.05cm">
          <text:p text:style-name="P1"><text:span text:style-name="T1">Kubernetes</text:span></text:p>
          <draw:enhanced-geometry svg:viewBox="0 0 21600 21600" draw:type="rectangle" draw:enhanced-path="M 0 0 L 21600 0 21600 21600 0 21600 0 0 Z N"/>
        </draw:custom-shape>
        <draw:custom-shape draw:style-name="gr3" draw:text-style-name="P4" xml:id="id1" draw:id="id1" draw:layer="layout" svg:width="3.15cm" svg:height="3cm" svg:x="13.55cm" svg:y="5.05cm">
          <draw:glue-point draw:id="4" svg:x="5cm" svg:y="-2.666cm"/>
          <draw:glue-point draw:id="5" svg:x="5cm" svg:y="2.333cm"/>
          <text:p text:style-name="P1"><text:span text:style-name="T1">BackOffice</text:span></text:p>
          <draw:enhanced-geometry svg:viewBox="0 0 21600 21600" draw:type="rectangle" draw:enhanced-path="M 0 0 L 21600 0 21600 21600 0 21600 0 0 Z N"/>
        </draw:custom-shape>
        <draw:g xml:id="id2" draw:id="id2">
          <draw:g>
            <draw:custom-shape draw:style-name="gr4" draw:text-style-name="P5" draw:layer="layout" svg:width="1.278cm" svg:height="1.644cm" svg:x="14.486cm" svg:y="9.9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text-style-name="P7" draw:layer="layout" svg:width="2.01cm" svg:height="0.822cm" svg:x="14.12cm" svg:y="11.641cm">
              <draw:text-box>
                <text:p text:style-name="P6">Storage</text:p>
              </draw:text-box>
            </draw:frame>
          </draw:g>
        </draw:g>
        <draw:connector draw:style-name="gr6" draw:text-style-name="P8" draw:layer="layout" svg:x1="15.125cm" svg:y1="8.05cm" svg:x2="15.125cm" svg:y2="9.905cm" draw:start-shape="id1" draw:start-glue-point="2" draw:end-shape="id2" draw:end-glue-point="0" svg:d="M15125 8050v1855" svg:viewBox="0 0 1 1856">
          <text:p/>
        </draw:connector>
        <draw:frame draw:style-name="gr7" draw:text-style-name="P8" draw:layer="layout" svg:width="0.909cm" svg:height="0.909cm" svg:x="12.7cm" svg:y="8.041cm">
          <draw:image xlink:href="Pictures/1000000100000100000001009D231BB27266803C.png" xlink:type="simple" xlink:show="embed" xlink:actuate="onLoad" draw:mime-type="image/png">
            <text:p/>
          </draw:image>
        </draw:frame>
        <draw:g xml:id="id3" draw:id="id3">
          <draw:glue-point draw:id="4" svg:x="3.888cm" svg:y="0.154cm"/>
          <draw:glue-point draw:id="5" svg:x="1.148cm" svg:y="-3.571cm"/>
          <draw:glue-point draw:id="6" svg:x="-5cm" svg:y="2.113cm"/>
          <draw:glue-point draw:id="7" svg:x="0.185cm" svg:y="5cm"/>
          <draw:glue-point draw:id="8" svg:x="3.703cm" svg:y="3.041cm"/>
          <draw:glue-point draw:id="9" svg:x="5.083cm" svg:y="5.078cm"/>
          <draw:glue-point draw:id="10" svg:x="5.083cm" svg:y="3.884cm"/>
          <draw:glue-point draw:id="11" svg:x="5.083cm" svg:y="4.256cm"/>
          <draw:path draw:style-name="gr8" draw:text-style-name="P9" draw:layer="layout" svg:width="0.972cm" svg:height="0.555cm" svg:x="20.576cm" svg:y="10.088cm" svg:viewBox="0 0 973 556" svg:d="M0 556c0 0 737-205 907-360 156-143-1-196-114-196 0 71-793 523-793 556z">
            <text:p/>
          </draw:path>
          <draw:g>
            <draw:polygon draw:style-name="gr9" draw:text-style-name="P10" draw:layer="layout" svg:width="1.918cm" svg:height="1.108cm" svg:x="19.441cm" svg:y="9.612cm" svg:viewBox="0 0 1919 1109" draw:points="776,1109 1919,449 1144,0 0,661">
              <text:p/>
            </draw:polygon>
            <draw:polygon draw:style-name="gr10" draw:text-style-name="P11" draw:layer="layout" svg:width="1.265cm" svg:height="0.731cm" svg:x="19.645cm" svg:y="9.731cm" svg:viewBox="0 0 1266 732" draw:points="1266,189 939,0 0,543 327,732">
              <text:p/>
            </draw:polygon>
            <draw:polygon draw:style-name="gr11" draw:text-style-name="P12" draw:layer="layout" svg:width="1.143cm" svg:height="1.699cm" svg:x="19.441cm" svg:y="8.574cm" svg:viewBox="0 0 1144 1700" draw:points="1144,1039 1144,0 0,661 0,1700">
              <text:p/>
            </draw:polygon>
            <draw:polygon draw:style-name="gr12" draw:text-style-name="P13" draw:layer="layout" svg:width="1.061cm" svg:height="1.486cm" svg:x="19.482cm" svg:y="8.644cm" svg:viewBox="0 0 1062 1487" draw:points="1062,873 1062,0 0,614 0,1487">
              <text:p/>
            </draw:polygon>
            <draw:polygon draw:style-name="gr13" draw:text-style-name="P10" draw:layer="layout" svg:width="1.183cm" svg:height="0.684cm" svg:x="19.4cm" svg:y="8.55cm" svg:viewBox="0 0 1184 685" draw:points="41,685 1184,24 1144,0 0,661">
              <text:p/>
            </draw:polygon>
            <draw:polygon draw:style-name="gr14" draw:text-style-name="P14" draw:layer="layout" svg:width="0.04cm" svg:height="1.061cm" svg:x="19.4cm" svg:y="9.211cm" svg:viewBox="0 0 41 1062" draw:points="41,1062 41,24 0,0 0,1039">
              <text:p/>
            </draw:polygon>
            <draw:polygon draw:style-name="gr15" draw:text-style-name="P14" draw:layer="layout" svg:width="0.775cm" svg:height="0.565cm" svg:x="19.441cm" svg:y="10.273cm" svg:viewBox="0 0 776 566" draw:points="776,566 776,449 0,0 0,118">
              <text:p/>
            </draw:polygon>
            <draw:line draw:style-name="gr16" draw:text-style-name="P15" draw:layer="layout" svg:x1="20.829cm" svg:y1="9.872cm" svg:x2="19.89cm" svg:y2="10.415cm">
              <text:p/>
            </draw:line>
            <draw:line draw:style-name="gr17" draw:text-style-name="P15" draw:layer="layout" svg:x1="20.747cm" svg:y1="9.825cm" svg:x2="19.808cm" svg:y2="10.368cm">
              <text:p/>
            </draw:line>
            <draw:line draw:style-name="gr18" draw:text-style-name="P15" draw:layer="layout" svg:x1="20.666cm" svg:y1="9.778cm" svg:x2="19.727cm" svg:y2="10.321cm">
              <text:p/>
            </draw:line>
            <draw:line draw:style-name="gr19" draw:text-style-name="P15" draw:layer="layout" svg:x1="19.85cm" svg:y1="10.25cm" svg:x2="19.768cm" svg:y2="10.203cm">
              <text:p/>
            </draw:line>
            <draw:line draw:style-name="gr20" draw:text-style-name="P15" draw:layer="layout" svg:x1="19.931cm" svg:y1="10.202cm" svg:x2="19.849cm" svg:y2="10.155cm">
              <text:p/>
            </draw:line>
            <draw:line draw:style-name="gr21" draw:text-style-name="P15" draw:layer="layout" svg:x1="20.013cm" svg:y1="10.155cm" svg:x2="19.931cm" svg:y2="10.108cm">
              <text:p/>
            </draw:line>
            <draw:line draw:style-name="gr22" draw:text-style-name="P15" draw:layer="layout" svg:x1="19.972cm" svg:y1="10.273cm" svg:x2="19.89cm" svg:y2="10.226cm">
              <text:p/>
            </draw:line>
            <draw:line draw:style-name="gr23" draw:text-style-name="P15" draw:layer="layout" svg:x1="20.054cm" svg:y1="10.226cm" svg:x2="19.972cm" svg:y2="10.179cm">
              <text:p/>
            </draw:line>
            <draw:line draw:style-name="gr24" draw:text-style-name="P15" draw:layer="layout" svg:x1="20.135cm" svg:y1="10.179cm" svg:x2="20.053cm" svg:y2="10.132cm">
              <text:p/>
            </draw:line>
            <draw:line draw:style-name="gr25" draw:text-style-name="P15" draw:layer="layout" svg:x1="20.095cm" svg:y1="10.108cm" svg:x2="20.013cm" svg:y2="10.061cm">
              <text:p/>
            </draw:line>
            <draw:line draw:style-name="gr26" draw:text-style-name="P15" draw:layer="layout" svg:x1="20.217cm" svg:y1="10.131cm" svg:x2="20.135cm" svg:y2="10.084cm">
              <text:p/>
            </draw:line>
            <draw:line draw:style-name="gr27" draw:text-style-name="P15" draw:layer="layout" svg:x1="20.176cm" svg:y1="10.061cm" svg:x2="20.094cm" svg:y2="10.014cm">
              <text:p/>
            </draw:line>
            <draw:line draw:style-name="gr28" draw:text-style-name="P15" draw:layer="layout" svg:x1="20.258cm" svg:y1="10.014cm" svg:x2="20.176cm" svg:y2="9.967cm">
              <text:p/>
            </draw:line>
            <draw:line draw:style-name="gr29" draw:text-style-name="P15" draw:layer="layout" svg:x1="20.34cm" svg:y1="9.966cm" svg:x2="20.258cm" svg:y2="9.919cm">
              <text:p/>
            </draw:line>
            <draw:line draw:style-name="gr30" draw:text-style-name="P15" draw:layer="layout" svg:x1="20.299cm" svg:y1="10.084cm" svg:x2="20.217cm" svg:y2="10.037cm">
              <text:p/>
            </draw:line>
            <draw:line draw:style-name="gr31" draw:text-style-name="P15" draw:layer="layout" svg:x1="20.381cm" svg:y1="10.037cm" svg:x2="20.299cm" svg:y2="9.99cm">
              <text:p/>
            </draw:line>
            <draw:line draw:style-name="gr32" draw:text-style-name="P15" draw:layer="layout" svg:x1="20.462cm" svg:y1="9.99cm" svg:x2="20.38cm" svg:y2="9.943cm">
              <text:p/>
            </draw:line>
            <draw:line draw:style-name="gr33" draw:text-style-name="P15" draw:layer="layout" svg:x1="20.421cm" svg:y1="9.919cm" svg:x2="20.339cm" svg:y2="9.872cm">
              <text:p/>
            </draw:line>
            <draw:line draw:style-name="gr34" draw:text-style-name="P15" draw:layer="layout" svg:x1="20.544cm" svg:y1="9.942cm" svg:x2="20.462cm" svg:y2="9.895cm">
              <text:p/>
            </draw:line>
            <draw:line draw:style-name="gr35" draw:text-style-name="P15" draw:layer="layout" svg:x1="20.503cm" svg:y1="9.872cm" svg:x2="20.421cm" svg:y2="9.825cm">
              <text:p/>
            </draw:line>
            <draw:line draw:style-name="gr36" draw:text-style-name="P15" draw:layer="layout" svg:x1="20.585cm" svg:y1="9.825cm" svg:x2="20.503cm" svg:y2="9.778cm">
              <text:p/>
            </draw:line>
            <draw:line draw:style-name="gr37" draw:text-style-name="P15" draw:layer="layout" svg:x1="20.626cm" svg:y1="9.895cm" svg:x2="20.544cm" svg:y2="9.848cm">
              <text:p/>
            </draw:line>
            <draw:line draw:style-name="gr38" draw:text-style-name="P15" draw:layer="layout" svg:x1="20.095cm" svg:y1="10.297cm" svg:x2="20.013cm" svg:y2="10.25cm">
              <text:p/>
            </draw:line>
            <draw:line draw:style-name="gr39" draw:text-style-name="P15" draw:layer="layout" svg:x1="20.176cm" svg:y1="10.25cm" svg:x2="20.094cm" svg:y2="10.203cm">
              <text:p/>
            </draw:line>
            <draw:line draw:style-name="gr40" draw:text-style-name="P15" draw:layer="layout" svg:x1="20.258cm" svg:y1="10.202cm" svg:x2="20.176cm" svg:y2="10.155cm">
              <text:p/>
            </draw:line>
            <draw:line draw:style-name="gr41" draw:text-style-name="P15" draw:layer="layout" svg:x1="20.299cm" svg:y1="10.273cm" svg:x2="20.217cm" svg:y2="10.226cm">
              <text:p/>
            </draw:line>
            <draw:line draw:style-name="gr42" draw:text-style-name="P15" draw:layer="layout" svg:x1="20.381cm" svg:y1="10.226cm" svg:x2="20.299cm" svg:y2="10.179cm">
              <text:p/>
            </draw:line>
            <draw:line draw:style-name="gr43" draw:text-style-name="P15" draw:layer="layout" svg:x1="20.34cm" svg:y1="10.155cm" svg:x2="20.258cm" svg:y2="10.108cm">
              <text:p/>
            </draw:line>
            <draw:line draw:style-name="gr44" draw:text-style-name="P15" draw:layer="layout" svg:x1="20.421cm" svg:y1="10.108cm" svg:x2="20.339cm" svg:y2="10.061cm">
              <text:p/>
            </draw:line>
            <draw:line draw:style-name="gr45" draw:text-style-name="P15" draw:layer="layout" svg:x1="20.503cm" svg:y1="10.061cm" svg:x2="20.421cm" svg:y2="10.014cm">
              <text:p/>
            </draw:line>
            <draw:line draw:style-name="gr46" draw:text-style-name="P15" draw:layer="layout" svg:x1="20.585cm" svg:y1="10.014cm" svg:x2="20.503cm" svg:y2="9.967cm">
              <text:p/>
            </draw:line>
            <draw:line draw:style-name="gr47" draw:text-style-name="P15" draw:layer="layout" svg:x1="20.707cm" svg:y1="10.037cm" svg:x2="20.625cm" svg:y2="9.99cm">
              <text:p/>
            </draw:line>
            <draw:line draw:style-name="gr48" draw:text-style-name="P15" draw:layer="layout" svg:x1="20.666cm" svg:y1="9.966cm" svg:x2="20.584cm" svg:y2="9.919cm">
              <text:p/>
            </draw:line>
            <draw:line draw:style-name="gr49" draw:text-style-name="P15" draw:layer="layout" svg:x1="20.789cm" svg:y1="9.99cm" svg:x2="20.707cm" svg:y2="9.943cm">
              <text:p/>
            </draw:line>
            <draw:line draw:style-name="gr50" draw:text-style-name="P15" draw:layer="layout" svg:x1="20.135cm" svg:y1="10.368cm" svg:x2="20.053cm" svg:y2="10.321cm">
              <text:p/>
            </draw:line>
            <draw:line draw:style-name="gr51" draw:text-style-name="P15" draw:layer="layout" svg:x1="20.217cm" svg:y1="10.32cm" svg:x2="20.135cm" svg:y2="10.273cm">
              <text:p/>
            </draw:line>
            <draw:polygon draw:style-name="gr52" draw:text-style-name="P12" draw:layer="layout" svg:width="1.143cm" svg:height="0.778cm" svg:x="20.217cm" svg:y="10.061cm" svg:viewBox="0 0 1144 779" draw:points="1144,118 1144,0 0,661 0,779">
              <text:p/>
            </draw:polygon>
            <draw:polygon draw:style-name="gr53" draw:text-style-name="P16" draw:layer="layout" svg:width="1.96cm" svg:height="2.289cm" svg:x="19.4cm" svg:y="8.55cm" svg:viewBox="0 0 1961 2290" draw:points="1144,0 0,661 0,1700 41,1723 41,1841 817,2290 1961,1629 1961,1511 1185,1062 1185,24">
              <text:p/>
            </draw:polygon>
            <draw:polygon draw:style-name="gr54" draw:text-style-name="P17" draw:layer="layout" svg:width="0.489cm" svg:height="0.282cm" svg:x="20.38cm" svg:y="10.132cm" svg:viewBox="0 0 490 283" draw:points="490,118 286,0 0,165 204,283">
              <text:p/>
            </draw:polygon>
            <draw:line draw:style-name="gr55" draw:text-style-name="P15" draw:layer="layout" svg:x1="19.89cm" svg:y1="10.32cm" svg:x2="19.808cm" svg:y2="10.273cm">
              <text:p/>
            </draw:line>
            <draw:line draw:style-name="gr56" draw:text-style-name="P15" draw:layer="layout" svg:x1="20.013cm" svg:y1="10.344cm" svg:x2="19.931cm" svg:y2="10.297cm">
              <text:p/>
            </draw:line>
          </draw:g>
        </draw:g>
        <draw:frame draw:style-name="gr57" draw:text-style-name="P18" draw:layer="layout" svg:width="1.709cm" svg:height="2.351cm" svg:x="21.8cm" svg:y="8.35cm">
          <draw:image xlink:href="Pictures/2000007000000B9E00000FF0BF3E181ADFB228ED.svm" xlink:type="simple" xlink:show="embed" xlink:actuate="onLoad" draw:mime-type="image/x-svm">
            <text:p/>
          </draw:image>
          <draw:image xlink:href="Pictures/10000001000000700000009A71996962089AAB98.png" xlink:type="simple" xlink:show="embed" xlink:actuate="onLoad" draw:mime-type="image/png"/>
        </draw:frame>
        <draw:frame draw:style-name="gr58" draw:text-style-name="P7" draw:layer="layout" svg:width="1.9cm" svg:height="0.8cm" svg:x="21.6cm" svg:y="10.85cm">
          <draw:text-box>
            <text:p text:style-name="P6">User</text:p>
          </draw:text-box>
        </draw:frame>
        <draw:connector draw:style-name="gr6" draw:text-style-name="P8" draw:layer="layout" draw:line-skew="-0.048cm" svg:x1="19.4cm" svg:y1="9.695cm" svg:x2="16.7cm" svg:y2="7.249cm" draw:start-shape="id3" draw:start-glue-point="3" draw:end-shape="id1" draw:end-glue-point="5" svg:d="M19400 9695h-1400v-2446h-1300" svg:viewBox="0 0 2701 2447">
          <text:p/>
        </draw:connector>
        <draw:g xml:id="id4" draw:id="id4">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59" draw:text-style-name="P9" draw:layer="layout" svg:width="1.527cm" svg:height="0.929cm" svg:x="21.306cm" svg:y="5.12cm" svg:viewBox="0 0 1528 930" svg:d="M0 930c220 0 1528-419 1528-605 0-185-161-325-322-325 0 140-1206 697-1206 930z">
            <text:p/>
          </draw:path>
          <draw:g>
            <draw:polygon draw:style-name="gr60" draw:text-style-name="P14" draw:layer="layout" svg:width="1.205cm" svg:height="1.394cm" svg:x="20.1cm" svg:y="4.562cm" svg:viewBox="0 0 1206 1395" draw:points="0,697 0,0 1206,697 1206,1395">
              <text:p/>
            </draw:polygon>
            <draw:polygon draw:style-name="gr61" draw:text-style-name="P19" draw:layer="layout" svg:width="1.205cm" svg:height="1.394cm" svg:x="21.306cm" svg:y="4.562cm" svg:viewBox="0 0 1206 1395" draw:points="0,1395 0,697 1206,0 1206,697">
              <text:p/>
            </draw:polygon>
            <draw:polygon draw:style-name="gr62" draw:text-style-name="P10" draw:layer="layout" svg:width="2.411cm" svg:height="1.394cm" svg:x="20.1cm" svg:y="3.865cm" svg:viewBox="0 0 2412 1395" draw:points="1206,1395 0,697 1206,0 2412,697">
              <text:p/>
            </draw:polygon>
            <draw:polygon draw:style-name="gr63" draw:text-style-name="P20" draw:layer="layout" svg:width="0.08cm" svg:height="0.185cm" svg:x="21.079cm" svg:y="5.314cm" svg:viewBox="0 0 81 186" draw:points="0,140 0,0 81,47 81,186">
              <text:p/>
            </draw:polygon>
            <draw:polygon draw:style-name="gr64" draw:text-style-name="P14" draw:layer="layout" svg:width="0.321cm" svg:height="0.278cm" svg:x="20.985cm" svg:y="5.77cm" svg:viewBox="0 0 322 279" draw:points="0,93 0,0 322,186 322,279">
              <text:p/>
            </draw:polygon>
            <draw:polygon draw:style-name="gr65" draw:text-style-name="P14" draw:layer="layout" svg:width="0.321cm" svg:height="0.278cm" svg:x="20.1cm" svg:y="5.26cm" svg:viewBox="0 0 322 279" draw:points="0,93 0,0 322,186 322,279">
              <text:p/>
            </draw:polygon>
            <draw:polygon draw:style-name="gr66" draw:text-style-name="P12" draw:layer="layout" svg:width="0.321cm" svg:height="0.278cm" svg:x="21.306cm" svg:y="5.77cm" svg:viewBox="0 0 322 279" draw:points="0,279 0,186 322,0 322,93">
              <text:p/>
            </draw:polygon>
            <draw:polygon draw:style-name="gr67" draw:text-style-name="P12" draw:layer="layout" svg:width="0.321cm" svg:height="0.278cm" svg:x="22.191cm" svg:y="5.26cm" svg:viewBox="0 0 322 279" draw:points="0,279 0,186 322,0 322,93">
              <text:p/>
            </draw:polygon>
            <draw:polygon draw:style-name="gr68" draw:text-style-name="P16" draw:layer="layout" svg:width="2.411cm" svg:height="2.184cm" svg:x="20.1cm" svg:y="3.865cm" svg:viewBox="0 0 2412 2185" draw:points="0,1487 0,697 1206,0 2412,697 2412,1487 2091,1673 2091,1580 1528,1905 1528,1998 1206,2185 885,1998 885,1905 322,1580 322,1673">
              <text:p/>
            </draw:polygon>
          </draw:g>
        </draw:g>
        <draw:frame draw:style-name="gr69" draw:text-style-name="P7" draw:layer="layout" svg:width="3.5cm" svg:height="0.645cm" svg:x="19.6cm" svg:y="6.25cm">
          <draw:text-box>
            <text:p text:style-name="P6">External system</text:p>
          </draw:text-box>
        </draw:frame>
        <draw:connector draw:style-name="gr6" draw:text-style-name="P8" draw:layer="layout" draw:line-skew="-0.398cm" svg:x1="16.7cm" svg:y1="5.751cm" svg:x2="20.1cm" svg:y2="4.957cm" draw:start-shape="id1" draw:start-glue-point="4" draw:end-shape="id4" draw:end-glue-point="3" svg:d="M16700 5751h1299v-794h2101" svg:viewBox="0 0 3401 795">
          <text:p/>
        </draw:connector>
        <draw:connector draw:style-name="gr6" draw:text-style-name="P8" draw:layer="layout" svg:x1="5.914cm" svg:y1="3.665cm" svg:x2="8.95cm" svg:y2="5.3cm" draw:start-shape="id5" draw:start-glue-point="1" draw:end-shape="id6" draw:end-glue-point="0" svg:d="M5914 3665h3036v1635" svg:viewBox="0 0 3037 1636">
          <text:p/>
        </draw:connector>
        <draw:custom-shape draw:style-name="gr70" draw:text-style-name="P8" draw:layer="layout" svg:width="28cm" svg:height="11.8cm" svg:x="0cm" svg:y="1.9cm">
          <text:p/>
          <draw:enhanced-geometry svg:viewBox="0 0 21600 21600" draw:type="rectangle" draw:enhanced-path="M 0 0 L 21600 0 21600 21600 0 21600 0 0 Z N"/>
        </draw:custom-shape>
        <draw:frame draw:style-name="gr58" draw:text-style-name="P7" draw:layer="layout" svg:width="3.1cm" svg:height="0.8cm" svg:x="3.15cm" svg:y="4.7cm">
          <draw:text-box>
            <text:p text:style-name="P6">Smart Camera</text:p>
          </draw:text-box>
        </draw:frame>
        <draw:custom-shape draw:style-name="gr71" draw:text-style-name="P22" xml:id="id6" draw:id="id6" draw:layer="layout" svg:width="3.3cm" svg:height="2.5cm" svg:x="7.3cm" svg:y="5.3cm">
          <text:p text:style-name="P21">W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 draw:text-style-name="P8" draw:layer="layout" svg:x1="10.6cm" svg:y1="6.55cm" svg:x2="13.55cm" svg:y2="6.55cm" draw:start-shape="id6" draw:start-glue-point="1" draw:end-shape="id1" draw:end-glue-point="3" svg:d="M10600 6550h2950" svg:viewBox="0 0 2951 1">
          <text:p/>
        </draw:connector>
        <draw:g xml:id="id5" draw:id="id5">
          <draw:glue-point draw:id="4" svg:x="2.589cm" svg:y="-3.461cm"/>
          <draw:glue-point draw:id="5" svg:x="2.589cm" svg:y="-2.076cm"/>
          <draw:glue-point draw:id="6" svg:x="2.589cm" svg:y="-0.384cm"/>
          <draw:glue-point draw:id="7" svg:x="2.589cm" svg:y="5cm"/>
          <draw:glue-point draw:id="8" svg:x="-2.23cm" svg:y="2.692cm"/>
          <draw:glue-point draw:id="9" svg:x="-4.64cm" svg:y="-1.923cm"/>
          <draw:glue-point draw:id="10" svg:x="-2.23cm" svg:y="-3.461cm"/>
          <draw:path draw:style-name="gr72" draw:text-style-name="P9" draw:layer="layout" svg:width="1.044cm" svg:height="0.347cm" svg:x="4.869cm" svg:y="4.169cm" svg:viewBox="0 0 1045 348" svg:d="M0 345c137 0 1045 29 1045-86s-361-259-498-259c0 86-547 230-547 345z">
            <text:p/>
          </draw:path>
          <draw:g>
            <draw:polygon draw:style-name="gr73" draw:text-style-name="P23" draw:layer="layout" svg:width="0.496cm" svg:height="0.833cm" svg:x="4.919cm" svg:y="3.766cm" svg:viewBox="0 0 497 834" draw:points="0,547 0,0 497,259 497,834">
              <text:p/>
            </draw:polygon>
            <draw:polygon draw:style-name="gr74" draw:text-style-name="P10" draw:layer="layout" svg:width="0.347cm" svg:height="0.2cm" svg:x="4.869cm" svg:y="4.14cm" svg:viewBox="0 0 348 201" draw:points="100,201 0,144 249,0 348,58">
              <text:p/>
            </draw:polygon>
            <draw:polygon draw:style-name="gr75" draw:text-style-name="P23" draw:layer="layout" svg:width="0.099cm" svg:height="0.776cm" svg:x="4.77cm" svg:y="3.738cm" svg:viewBox="0 0 100 777" draw:points="0,719 0,0 100,58 100,777">
              <text:p/>
            </draw:polygon>
            <draw:polygon draw:style-name="gr76" draw:text-style-name="P24" draw:layer="layout" svg:width="0.347cm" svg:height="0.776cm" svg:x="4.869cm" svg:y="3.738cm" svg:viewBox="0 0 348 777" draw:points="0,777 0,58 100,0 100,604 348,460 348,575">
              <text:p/>
            </draw:polygon>
            <draw:polygon draw:style-name="gr77" draw:text-style-name="P23" draw:layer="layout" svg:width="0.496cm" svg:height="0.862cm" svg:x="3.924cm" svg:y="3.306cm" svg:viewBox="0 0 497 863" draw:points="0,575 0,0 497,288 497,863">
              <text:p/>
            </draw:polygon>
            <draw:polygon draw:style-name="gr78" draw:text-style-name="P24" draw:layer="layout" svg:width="0.994cm" svg:height="1.15cm" svg:x="4.422cm" svg:y="3.019cm" svg:viewBox="0 0 995 1151" draw:points="0,1151 0,575 995,0 995,575">
              <text:p/>
            </draw:polygon>
            <draw:line draw:style-name="gr79" draw:text-style-name="P15" draw:layer="layout" svg:x1="4.21cm" svg:y1="4.026cm" svg:x2="4.31cm" svg:y2="3.968cm">
              <text:p/>
            </draw:line>
            <draw:path draw:style-name="gr80" draw:text-style-name="P24" draw:layer="layout" svg:width="0.397cm" svg:height="0.504cm" svg:x="3.96cm" svg:y="3.485cm" svg:viewBox="0 0 398 505" svg:d="M199 22c100 58 199 230 199 345s-99 173-199 115c-99-57-199-230-199-345s100-172 199-115z">
              <text:p/>
            </draw:path>
            <draw:path draw:style-name="gr81" draw:text-style-name="P25" draw:layer="layout" svg:width="0.372cm" svg:height="0.503cm" svg:x="3.85cm" svg:y="3.549cm" svg:viewBox="0 0 373 504" svg:d="M173 22c100 58 200 230 200 345s-100 172-200 115c-99-58-173-228-173-343s74-174 173-117z">
              <text:p/>
            </draw:path>
            <draw:line draw:style-name="gr82" draw:text-style-name="P15" draw:layer="layout" svg:x1="3.911cm" svg:y1="3.565cm" svg:x2="4.06cm" svg:y2="3.479cm">
              <text:p/>
            </draw:line>
            <draw:polygon draw:style-name="gr83" draw:text-style-name="P26" draw:layer="layout" svg:width="1.491cm" svg:height="0.862cm" svg:x="3.924cm" svg:y="2.731cm" svg:viewBox="0 0 1492 863" draw:points="497,863 0,575 995,0 1492,288">
              <text:p/>
            </draw:polygon>
            <draw:path draw:style-name="gr84" draw:text-style-name="P16" draw:layer="layout" svg:width="1.565cm" svg:height="1.868cm" svg:x="3.851cm" svg:y="2.731cm" svg:viewBox="0 0 1566 1869" svg:d="M73 575l995-575 498 288v575l-398 230 398 201v575l-349-201-199 115-99-58v-488l-349 201c0 0-165-96-248-144-199 115-448-374-249-460z">
              <text:p/>
            </draw:path>
          </draw:g>
        </draw:g>
        <draw:frame draw:style-name="gr58" draw:text-style-name="P7" draw:layer="layout" svg:width="3.1cm" svg:height="0.8cm" svg:x="3.2cm" svg:y="7.599cm">
          <draw:text-box>
            <text:p text:style-name="P6">Smart Camera</text:p>
          </draw:text-box>
        </draw:frame>
        <draw:g xml:id="id7" draw:id="id7">
          <draw:glue-point draw:id="4" svg:x="2.589cm" svg:y="-3.461cm"/>
          <draw:glue-point draw:id="5" svg:x="2.589cm" svg:y="-2.076cm"/>
          <draw:glue-point draw:id="6" svg:x="2.589cm" svg:y="-0.384cm"/>
          <draw:glue-point draw:id="7" svg:x="2.589cm" svg:y="5cm"/>
          <draw:glue-point draw:id="8" svg:x="-2.23cm" svg:y="2.692cm"/>
          <draw:glue-point draw:id="9" svg:x="-4.64cm" svg:y="-1.923cm"/>
          <draw:glue-point draw:id="10" svg:x="-2.23cm" svg:y="-3.461cm"/>
          <draw:path draw:style-name="gr85" draw:text-style-name="P9" draw:layer="layout" svg:width="1.044cm" svg:height="0.347cm" svg:x="4.919cm" svg:y="7.058cm" svg:viewBox="0 0 1045 348" svg:d="M0 345c137 0 1045 29 1045-86s-361-259-498-259c0 86-547 230-547 345z">
            <text:p/>
          </draw:path>
          <draw:g>
            <draw:polygon draw:style-name="gr86" draw:text-style-name="P23" draw:layer="layout" svg:width="0.496cm" svg:height="0.833cm" svg:x="4.969cm" svg:y="6.655cm" svg:viewBox="0 0 497 834" draw:points="0,547 0,0 497,259 497,834">
              <text:p/>
            </draw:polygon>
            <draw:polygon draw:style-name="gr87" draw:text-style-name="P10" draw:layer="layout" svg:width="0.347cm" svg:height="0.2cm" svg:x="4.919cm" svg:y="7.029cm" svg:viewBox="0 0 348 201" draw:points="100,201 0,144 249,0 348,58">
              <text:p/>
            </draw:polygon>
            <draw:polygon draw:style-name="gr88" draw:text-style-name="P23" draw:layer="layout" svg:width="0.099cm" svg:height="0.776cm" svg:x="4.82cm" svg:y="6.627cm" svg:viewBox="0 0 100 777" draw:points="0,719 0,0 100,58 100,777">
              <text:p/>
            </draw:polygon>
            <draw:polygon draw:style-name="gr89" draw:text-style-name="P24" draw:layer="layout" svg:width="0.347cm" svg:height="0.776cm" svg:x="4.919cm" svg:y="6.627cm" svg:viewBox="0 0 348 777" draw:points="0,777 0,58 100,0 100,604 348,460 348,575">
              <text:p/>
            </draw:polygon>
            <draw:polygon draw:style-name="gr90" draw:text-style-name="P23" draw:layer="layout" svg:width="0.496cm" svg:height="0.862cm" svg:x="3.974cm" svg:y="6.195cm" svg:viewBox="0 0 497 863" draw:points="0,575 0,0 497,288 497,863">
              <text:p/>
            </draw:polygon>
            <draw:polygon draw:style-name="gr91" draw:text-style-name="P24" draw:layer="layout" svg:width="0.994cm" svg:height="1.15cm" svg:x="4.472cm" svg:y="5.908cm" svg:viewBox="0 0 995 1151" draw:points="0,1151 0,575 995,0 995,575">
              <text:p/>
            </draw:polygon>
            <draw:line draw:style-name="gr92" draw:text-style-name="P15" draw:layer="layout" svg:x1="4.26cm" svg:y1="6.915cm" svg:x2="4.36cm" svg:y2="6.857cm">
              <text:p/>
            </draw:line>
            <draw:path draw:style-name="gr93" draw:text-style-name="P24" draw:layer="layout" svg:width="0.397cm" svg:height="0.504cm" svg:x="4.01cm" svg:y="6.374cm" svg:viewBox="0 0 398 505" svg:d="M199 22c100 58 199 230 199 345s-99 173-199 115c-99-57-199-230-199-345s100-172 199-115z">
              <text:p/>
            </draw:path>
            <draw:path draw:style-name="gr94" draw:text-style-name="P25" draw:layer="layout" svg:width="0.372cm" svg:height="0.503cm" svg:x="3.9cm" svg:y="6.438cm" svg:viewBox="0 0 373 504" svg:d="M173 22c100 58 200 230 200 345s-100 172-200 115c-99-58-173-228-173-343s74-174 173-117z">
              <text:p/>
            </draw:path>
            <draw:line draw:style-name="gr95" draw:text-style-name="P15" draw:layer="layout" svg:x1="3.961cm" svg:y1="6.454cm" svg:x2="4.11cm" svg:y2="6.368cm">
              <text:p/>
            </draw:line>
            <draw:polygon draw:style-name="gr96" draw:text-style-name="P26" draw:layer="layout" svg:width="1.491cm" svg:height="0.862cm" svg:x="3.974cm" svg:y="5.62cm" svg:viewBox="0 0 1492 863" draw:points="497,863 0,575 995,0 1492,288">
              <text:p/>
            </draw:polygon>
            <draw:path draw:style-name="gr97" draw:text-style-name="P16" draw:layer="layout" svg:width="1.565cm" svg:height="1.868cm" svg:x="3.901cm" svg:y="5.62cm" svg:viewBox="0 0 1566 1869" svg:d="M73 575l995-575 498 288v575l-398 230 398 201v575l-349-201-199 115-99-58v-488l-349 201c0 0-165-96-248-144-199 115-448-374-249-460z">
              <text:p/>
            </draw:path>
          </draw:g>
        </draw:g>
        <draw:connector draw:style-name="gr6" draw:text-style-name="P8" draw:layer="layout" svg:x1="5.964cm" svg:y1="6.554cm" svg:x2="7.3cm" svg:y2="6.55cm" draw:start-shape="id7" draw:start-glue-point="1" draw:end-shape="id6" draw:end-glue-point="3" svg:d="M5964 6554h661v-4h675" svg:viewBox="0 0 1337 5">
          <text:p/>
        </draw:connector>
        <draw:frame draw:style-name="gr58" draw:text-style-name="P7" draw:layer="layout" svg:width="3.1cm" svg:height="0.8cm" svg:x="3.6cm" svg:y="11.4cm">
          <draw:text-box>
            <text:p text:style-name="P6">Smartphone</text:p>
          </draw:text-box>
        </draw:frame>
        <draw:connector draw:style-name="gr6" draw:text-style-name="P8" draw:layer="layout" svg:x1="6.9cm" svg:y1="10.291cm" svg:x2="8.95cm" svg:y2="7.8cm" draw:start-shape="id8" draw:start-glue-point="1" draw:end-shape="id6" draw:end-glue-point="2" svg:d="M6900 10291h2050v-2491" svg:viewBox="0 0 2051 2492">
          <text:p/>
        </draw:connector>
        <draw:g xml:id="id8" draw:id="id8">
          <draw:glue-point draw:id="4" svg:x="-1.497cm" svg:y="-4.032cm"/>
          <draw:glue-point draw:id="5" svg:x="1.751cm" svg:y="0.806cm"/>
          <draw:glue-point draw:id="6" svg:x="-5.239cm" svg:y="-1.451cm"/>
          <draw:glue-point draw:id="7" svg:x="-2.309cm" svg:y="3.709cm"/>
          <draw:glue-point draw:id="8" svg:x="-3.934cm" svg:y="-5cm"/>
          <draw:glue-point draw:id="9" svg:x="-5.239cm" svg:y="2.741cm"/>
          <draw:path draw:style-name="gr98" draw:text-style-name="P9" draw:layer="layout" svg:width="0.367cm" svg:height="0.355cm" svg:x="6.532cm" svg:y="10.744cm" svg:viewBox="0 0 368 356" svg:d="M6 356c86-5 208-5 329-76 121-70-121-280-243-280 0 0-121 358-86 356z">
            <text:p/>
          </draw:path>
          <draw:g>
            <draw:polygon draw:style-name="gr99" draw:text-style-name="P23" draw:layer="layout" svg:width="0.629cm" svg:height="1.559cm" svg:x="5.881cm" svg:y="9.535cm" svg:viewBox="0 0 630 1560" draw:points="0,1197 0,0 630,365 630,1560">
              <text:p/>
            </draw:polygon>
            <draw:polygon draw:style-name="gr100" draw:text-style-name="P13" draw:layer="layout" svg:width="0.449cm" svg:height="1.092cm" svg:x="5.971cm" svg:y="9.691cm" svg:viewBox="0 0 450 1093" draw:points="0,832 0,0 450,260 450,1093">
              <text:p/>
            </draw:polygon>
            <draw:polygon draw:style-name="gr101" draw:text-style-name="P26" draw:layer="layout" svg:width="0.719cm" svg:height="0.415cm" svg:x="5.881cm" svg:y="9.483cm" svg:viewBox="0 0 720 416" draw:points="630,416 0,52 90,0 720,365">
              <text:p/>
            </draw:polygon>
            <draw:polygon draw:style-name="gr102" draw:text-style-name="P24" draw:layer="layout" svg:width="0.089cm" svg:height="1.247cm" svg:x="6.511cm" svg:y="9.847cm" svg:viewBox="0 0 90 1248" draw:points="0,1248 0,52 90,0 90,1197">
              <text:p/>
            </draw:polygon>
            <draw:polygon draw:style-name="gr103" draw:text-style-name="P16" draw:layer="layout" svg:width="0.719cm" svg:height="1.611cm" svg:x="5.881cm" svg:y="9.483cm" svg:viewBox="0 0 720 1612" draw:points="90,0 720,365 720,1560 630,1612 0,1248 0,52">
              <text:p/>
            </draw:polygon>
            <draw:line draw:style-name="gr104" draw:text-style-name="P15" draw:layer="layout" svg:x1="6.061cm" svg:y1="10.679cm" svg:x2="6.331cm" svg:y2="10.835cm">
              <text:p/>
            </draw:line>
          </draw:g>
        </draw:g>
        <draw:frame draw:style-name="gr105" draw:text-style-name="P18" draw:layer="layout" svg:width="1.558cm" svg:height="2.217cm" svg:x="4.142cm" svg:y="9.083cm">
          <draw:image xlink:href="Pictures/2000006700000A0F00000E4CBE8CB390277724A3.svm" xlink:type="simple" xlink:show="embed" xlink:actuate="onLoad" draw:mime-type="image/x-svm">
            <text:p/>
          </draw:image>
          <draw:image xlink:href="Pictures/10000001000000610000008ABA10EF84B9CE99E8.png" xlink:type="simple" xlink:show="embed" xlink:actuate="onLoad" draw:mime-type="image/png"/>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adornments="Normalny" style:font-family-generic="roman" style:font-pitch="variable"/>
    <style:font-face style:name="Arial1" svg:font-family="Arial" style:font-family-generic="roman" style:font-pitch="variable"/>
    <style:font-face style:name="Arial2" svg:font-family="Arial" style:font-adornments="Normalny"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Normalny"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180deg" draw:border="10%"/>
    <draw:gradient draw:name="Dark_20_Grey_20_Linear_20_T" draw:display-name="Dark Grey Linear T" draw:style="linear" draw:start-color="#333333" draw:end-color="#999999" draw:start-intensity="100%" draw:end-intensity="100%" draw:angle="0deg" draw:border="10%"/>
    <draw:gradient draw:name="Dark_20_Grey_20_Square_20_BR" draw:display-name="Dark Grey Square BR" draw:style="square" draw:cx="30%" draw:cy="30%" draw:start-color="#333333" draw:end-color="#999999" draw:start-intensity="100%" draw:end-intensity="100%" draw:angle="0deg" draw:border="0%"/>
    <draw:gradient draw:name="Kształty" draw:style="rectangular" draw:cx="50%" draw:cy="50%" draw:start-color="#cccccc" draw:end-color="#ffffff" draw:start-intensity="100%" draw:end-intensity="100%" draw:angle="0deg" draw:border="0%"/>
    <draw:gradient draw:name="Light_20_Blue_20_Linear_20_L" draw:display-name="Light Blue Linear L" draw:style="linear" draw:start-color="#93d4f0" draw:end-color="#e9f6fc" draw:start-intensity="100%" draw:end-intensity="100%" draw:angle="180deg" draw:border="10%"/>
    <draw:gradient draw:name="Light_20_Grey_20_Linear_20_L" draw:display-name="Light Grey Linear L" draw:style="linear" draw:start-color="#b3b3b3" draw:end-color="#e5e5e5" draw:start-intensity="100%" draw:end-intensity="100%" draw:angle="180deg" draw:border="10%"/>
    <draw:gradient draw:name="Light_20_Grey_20_Linear_20_T" draw:display-name="Light Grey Linear T" draw:style="linear" draw:start-color="#b3b3b3" draw:end-color="#e5e5e5" draw:start-intensity="100%" draw:end-intensity="100%" draw:angle="0deg" draw:border="10%"/>
    <draw:gradient draw:name="Light_20_Grey_20_Square_20_BR" draw:display-name="Light Grey Square BR" draw:style="square" draw:cx="30%" draw:cy="30%" draw:start-color="#b3b3b3" draw:end-color="#e5e5e5" draw:start-intensity="100%" draw:end-intensity="100%" draw:angle="0deg" draw:border="0%"/>
    <draw:gradient draw:name="Wypełninone_20_niebieskim" draw:display-name="Wypełninone niebieskim" draw:style="linear" draw:start-color="#729fcf" draw:end-color="#355269" draw:start-intensity="100%" draw:end-intensity="100%" draw:angle="30deg" draw:border="0%"/>
    <draw:gradient draw:name="Wypełnione" draw:style="linear" draw:start-color="#ffffff" draw:end-color="#cccccc" draw:start-intensity="100%" draw:end-intensity="100%" draw:angle="30deg" draw:border="0%"/>
    <draw:gradient draw:name="Wypełnione_20_czerwonym" draw:display-name="Wypełnione czerwonym" draw:style="linear" draw:start-color="#ff6d6d" draw:end-color="#c9211e" draw:start-intensity="100%" draw:end-intensity="100%" draw:angle="30deg" draw:border="0%"/>
    <draw:gradient draw:name="Wypełnione_20_zielonym" draw:display-name="Wypełnione zielonym" draw:style="linear" draw:start-color="#77bc65" draw:end-color="#127622" draw:start-intensity="100%" draw:end-intensity="100%" draw:angle="30deg" draw:border="0%"/>
    <draw:gradient draw:name="Wypełnione_20_żółtym" draw:display-name="Wypełnione żółtym" draw:style="linear" draw:start-color="#ffde59" draw:end-color="#b47804" draw:start-intensity="100%" draw:end-intensity="100%" draw:angle="30deg" draw:border="0%"/>
    <draw:marker draw:name="Arrow" svg:viewBox="0 0 20 30" svg:d="M10 0l-10 30h20z"/>
    <draw:marker draw:name="Groty_20_strzałek_20_1" draw:display-name="Groty strzałek 1" svg:viewBox="0 0 20 20" svg:d="M0 20l10-20 10 20z"/>
    <draw:stroke-dash draw:name="Dash_20_Dot_20_3" draw:display-name="Dash Dot 3" draw:style="rect" draw:dots1="1" draw:dots1-length="0.02cm" draw:dots2="1" draw:dots2-length="0.02cm" draw:distance="0.02cm"/>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l" fo:country="P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3"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2" fo:font-family="Arial" style:font-style-name="Normalny"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e"/>
    </style:style>
    <style:style style:name="Filled_20_Blue" style:display-name="Filled Blue" style:family="graphic" style:parent-style-name="Filled">
      <style:graphic-properties draw:fill-gradient-name="Wypełninone_20_niebieskim"/>
      <style:text-properties fo:color="#ffffff" loext:opacity="100%"/>
    </style:style>
    <style:style style:name="Filled_20_Green" style:display-name="Filled Green" style:family="graphic" style:parent-style-name="Filled">
      <style:graphic-properties draw:fill-gradient-name="Wypełnione_20_zielonym"/>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loext:opacity="100%"/>
    </style:style>
    <style:style style:name="Filled_20_Yellow" style:display-name="Filled Yellow" style:family="graphic" style:parent-style-name="Filled">
      <style:graphic-properties draw:fill-gradient-name="Wypełnione_20_żółtym"/>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y"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initial-creator>Cezary Dołęga</meta:initial-creator>
    <meta:creation-date>2022-01-27T18:42:46.459000000</meta:creation-date>
    <dc:date>2022-02-02T17:59:28.760000000</dc:date>
    <dc:creator>Cezary Dołęga</dc:creator>
    <meta:editing-duration>PT50M38S</meta:editing-duration>
    <meta:editing-cycles>19</meta:editing-cycles>
    <meta:generator>LibreOffice/7.2.5.2$Windows_X86_64 LibreOffice_project/499f9727c189e6ef3471021d6132d4c694f357e5</meta:generator>
    <meta:document-statistic meta:object-count="126"/>
  </office:meta>
</office:document-meta>
</file>